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8.288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Courier 10 Pitch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ich </text:span><text:span text:style-name="T1"><text:line-break/></text:span><text:span text:style-name="T1">debugging environment </text:span><text:span text:style-name="T1"><text:line-break/></text:span><text:span text:style-name="T1">(pdb, ipdb, PyCharm ..) </text:span><text:span text:style-name="T1"><text:line-break/></text:span><text:span text:style-name="T1">are you us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at is your favourite debugging metho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at other debugging methods do you know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en do you recommend </text:span><text:span text:style-name="T2">print</text:span><text:span text:style-name="T1"> statements for debugg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Do you take notes on paper while debugg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Have you used contract-based programmi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at have you used assertions </text:span><text:span text:style-name="T1"><text:line-break/></text:span><text:span text:style-name="T1">in Python code fo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What is your opinion on type hin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Do you recall a really tough bug?</text:span><text:span text:style-name="T1"><text:line-break/></text:span><text:span text:style-name="T1">How did you fix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Have you seen a Heisenbu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Are you using user-defined Exceptions? Wh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8.288cm" svg:x="1.471cm" svg:y="1.524cm" presentation:class="title" presentation:user-transformed="true">
          <draw:text-box>
            <text:p text:style-name="P1"><text:span text:style-name="T1">Do you find a language other than Python easier to debu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9:16:34.200600276</meta:creation-date>
    <dc:date>2016-04-14T09:22:53.691895161</dc:date>
    <meta:editing-duration>P0D</meta:editing-duration>
    <meta:editing-cycles>1</meta:editing-cycles>
    <meta:document-statistic meta:object-count="57"/>
    <meta:generator>LibreOffice/4.2.8.2$Linux_X86_64 LibreOffice_project/420m0$Build-2</meta:generator>
  </office:meta>
</office:document-meta>
</file>